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fi_csi_gait_project_guide.pdf</text:p>
      <text:p text:style-name="Standard">PDF</text:p>
      <text:section text:style-name="Sect1" text:name="_r_aa5_">
        <text:p text:style-name="P4">read deep the pdf. and tell me the big story what it is going to do</text:p>
      </text:section>
      <text:p text:style-name="Text_20_body">I’m turning the kernel-lock guide into a clean Word document with the commands in the right order and the risky points called out clearly.</text:p>
      <text:p text:style-name="Text_20_body">I’m building it as a compact SOP-style Word document so the commands are copyable and the checks are easy to follow on the collector machine.</text:p>
      <text:p text:style-name="Text_20_body">The document is rendered now. I’m checking the page images to catch any clipped code blocks or awkward page breaks before I hand it over.</text:p>
      <text:p text:style-name="Text_20_body">Done — here’s the DOCX:</text:p>
      <text:p text:style-name="Text_20_body">It is structured as a clean post-install SOP with:</text:p>
      <text:list text:style-name="L1">
        <text:list-item>
          <text:p text:style-name="P6">the full lock-from-scratch procedure </text:p>
        </text:list-item>
        <text:list-item>
          <text:p text:style-name="P6">copy-paste commands </text:p>
        </text:list-item>
        <text:list-item>
          <text:p text:style-name="P6">verification checks </text:p>
        </text:list-item>
        <text:list-item>
          <text:p text:style-name="P6">safe vs risky actions after locking </text:p>
        </text:list-item>
        <text:list-item>
          <text:p text:style-name="P5">how to undo the lock later if you intentionally need to change kernels </text:p>
        </text:list-item>
      </text:list>
      <text:p text:style-name="P7">Pasted text.txt</text:p>
      <text:p text:style-name="P7">Document</text:p>
      <text:p text:style-name="P7"><text:soft-page-break/><draw:frame draw:style-name="fr1" draw:name="Image1" text:anchor-type="as-char" svg:width="14.2291in" svg:height="8in" draw:z-index="0"><draw:image xlink:href="https://chatgpt.com/backend-api/estuary/content?id=file_00000000ad8071fd90e14ac4f7ae0eb8&amp;ts=494067&amp;p=fs&amp;cid=1&amp;sig=493395824cab07f02dba3a25c4933ead2fc31f4ab652dab3ac3b035634bba1f4&amp;v=0" xlink:type="simple" xlink:show="embed" xlink:actuate="onLoad"/><svg:title>image.png</svg:title></draw:frame></text:p>
      <text:p text:style-name="P7"><text:soft-page-break/><draw:frame draw:style-name="fr1" draw:name="Image2" text:anchor-type="as-char" svg:width="7.7291in" svg:height="5.0835in" draw:z-index="1"><draw:image xlink:href="https://chatgpt.com/backend-api/estuary/content?id=file_000000007abc71fdbac543123023bfae&amp;ts=494067&amp;p=fs&amp;cid=1&amp;sig=3a1a8e8fa31d1f1e12b67779c6fb928bd8d52dd2d34f1a1c4ca148ce8a4bebcf&amp;v=0" xlink:type="simple" xlink:show="embed" xlink:actuate="onLoad"/><svg:title>image.png</svg:title></draw:frame></text:p>
      <text:p text:style-name="P7"><draw:frame draw:style-name="fr1" draw:name="Image3" text:anchor-type="as-char" svg:width="10.052in" svg:height="2.4898in" draw:z-index="2"><draw:image xlink:href="https://chatgpt.com/backend-api/estuary/content?id=file_000000003dd871fda10478bfcdfc967c&amp;ts=494067&amp;p=fs&amp;cid=1&amp;sig=1b51d432d928b50a0e8481e251b2de97b625ebb8899c2abffedf5e7493913985&amp;v=0" xlink:type="simple" xlink:show="embed" xlink:actuate="onLoad"/><svg:title>image.png</svg:title></draw:frame></text:p>
      <text:p text:style-name="P7"><text:soft-page-break/><draw:frame draw:style-name="fr1" draw:name="Image4" text:anchor-type="as-char" svg:width="8.0417in" svg:height="2.9063in" draw:z-index="3"><draw:image xlink:href="https://chatgpt.com/backend-api/estuary/content?id=file_00000000a1d871fdbdcbeb8d3dfa0d5b&amp;ts=494067&amp;p=fs&amp;cid=1&amp;sig=d97b3d97dd20966088f7011f091d85fc900fc8383669996524f4408a21f98c25&amp;v=0" xlink:type="simple" xlink:show="embed" xlink:actuate="onLoad"/><svg:title>image.png</svg:title></draw:frame></text:p>
      <text:p text:style-name="P7"><text:soft-page-break/><draw:frame draw:style-name="fr1" draw:name="Image5" text:anchor-type="as-char" svg:width="12.1354in" svg:height="7.2083in" draw:z-index="4"><draw:image xlink:href="https://chatgpt.com/backend-api/estuary/content?id=file_00000000bcf071f896fde6be5ac5a69e&amp;ts=494067&amp;p=fs&amp;cid=1&amp;sig=223dd29affb16c929ed7479e9ca3c0460e9ea39e1fac19bff6656f091bbe047a&amp;v=0" xlink:type="simple" xlink:show="embed" xlink:actuate="onLoad"/><svg:title>image.png</svg:title></draw:frame></text:p>
      <text:p text:style-name="P7"><text:soft-page-break/><draw:frame draw:style-name="fr1" draw:name="Image6" text:anchor-type="as-char" svg:width="12.198in" svg:height="7.2083in" draw:z-index="5"><draw:image xlink:href="https://chatgpt.com/backend-api/estuary/content?id=file_00000000c86871fda04b1d047fd85004&amp;ts=494067&amp;p=fs&amp;cid=1&amp;sig=74353113ebd463509fcf6fbd654af73b215917bc6e0e0d3f537a38fb67a28ae6&amp;v=0" xlink:type="simple" xlink:show="embed" xlink:actuate="onLoad"/><svg:title>image.png</svg:title></draw:frame></text:p>
      <text:p text:style-name="P7"><text:soft-page-break/><draw:frame draw:style-name="fr1" draw:name="Image7" text:anchor-type="as-char" svg:width="13.052in" svg:height="7.2291in" draw:z-index="6"><draw:image xlink:href="https://chatgpt.com/backend-api/estuary/content?id=file_00000000c8fc71fd8ebc03c1c681263c&amp;ts=494067&amp;p=fs&amp;cid=1&amp;sig=dffbece24a0992ba8dafc7f66b5b4bb7c479495c7c1e09a95c33a613096b4e8b&amp;v=0" xlink:type="simple" xlink:show="embed" xlink:actuate="onLoad"/><svg:title>image.png</svg:title></draw:frame></text:p>
      <text:p text:style-name="P7"><draw:frame draw:style-name="fr1" draw:name="Image8" text:anchor-type="as-char" svg:width="7.8228in" svg:height="2.7398in" draw:z-index="7"><draw:image xlink:href="https://chatgpt.com/backend-api/estuary/content?id=file_000000001c6471fd982966a13aa9f38f&amp;ts=494067&amp;p=fs&amp;cid=1&amp;sig=33b5195bf79890f1c3152d6a2e97d7b7f3d0aadd7a2c324e33e1a7b41590609f&amp;v=0" xlink:type="simple" xlink:show="embed" xlink:actuate="onLoad"/><svg:title>image.png</svg:title></draw:frame></text:p>
      <text:p text:style-name="P7"><text:soft-page-break/><draw:frame draw:style-name="fr1" draw:name="Image9" text:anchor-type="as-char" svg:width="12.2917in" svg:height="5.4165in" draw:z-index="8"><draw:image xlink:href="https://chatgpt.com/backend-api/estuary/content?id=file_00000000745471fd8032b342d4882fdb&amp;ts=494067&amp;p=fs&amp;cid=1&amp;sig=162bb548c4622b627b7b27967c90146b4b18c2c08f251a82d98232ca1b3ec6f8&amp;v=0" xlink:type="simple" xlink:show="embed" xlink:actuate="onLoad"/><svg:title>image.png</svg:title></draw:frame></text:p>
      <text:p text:style-name="P7"><draw:frame draw:style-name="fr1" draw:name="Image10" text:anchor-type="as-char" svg:width="11.4583in" svg:height="4.3543in" draw:z-index="9"><draw:image xlink:href="https://chatgpt.com/backend-api/estuary/content?id=file_00000000d60471fdada8b742f95036e3&amp;ts=494067&amp;p=fs&amp;cid=1&amp;sig=eae5511196d1b4f4de48687c28b87d59dc13427c2d7a5e22161420bddcb1c469&amp;v=0" xlink:type="simple" xlink:show="embed" xlink:actuate="onLoad"/><svg:title>image.png</svg:title></draw:frame></text:p>
      <text:p text:style-name="P7"><text:soft-page-break/><draw:frame draw:style-name="fr1" draw:name="Image11" text:anchor-type="as-char" svg:width="11.1665in" svg:height="4.75in" draw:z-index="10"><draw:image xlink:href="https://chatgpt.com/backend-api/estuary/content?id=file_00000000d3b871fd841e5b7e39054e4f&amp;ts=494067&amp;p=fs&amp;cid=1&amp;sig=2b5120e64cda3a4ce377d840277b97083e66830a2abe38e2526d440c2a348a53&amp;v=0" xlink:type="simple" xlink:show="embed" xlink:actuate="onLoad"/><svg:title>image.png</svg:title></draw:frame></text:p>
      <text:p text:style-name="Text_20_body"><text:soft-page-break/><draw:frame draw:style-name="fr1" draw:name="Image12" text:anchor-type="as-char" svg:width="11.2291in" svg:height="6.0311in" draw:z-index="11"><draw:image xlink:href="https://chatgpt.com/backend-api/estuary/content?id=file_000000006e8c71f8a5ea420c45fcc4af&amp;ts=494067&amp;p=fs&amp;cid=1&amp;sig=6f13ba2f13126cefb026f1885195cf65ff6fa1dde991b182f7c7b3298b2e4da7&amp;v=0" xlink:type="simple" xlink:show="embed" xlink:actuate="onLoad"/><svg:title>image.png</svg:title></draw:frame></text:p>
      <text:p text:style-name="Text_20_body">You’re in a <text:span text:style-name="Strong_20_Emphasis">mixed state</text:span> now.</text:p>
      <text:p text:style-name="Text_20_body">What your screenshot means:</text:p>
      <text:list text:style-name="L2">
        <text:list-item>
          <text:p text:style-name="P9">the reload was <text:span text:style-name="Strong_20_Emphasis">not clean</text:span> </text:p>
        </text:list-item>
        <text:list-item>
          <text:p text:style-name="P9">after that, the interface likely got <text:span text:style-name="Strong_20_Emphasis">recreated / renamed</text:span> </text:p>
        </text:list-item>
        <text:list-item>
          <text:p text:style-name="P9">so commands aimed at <text:span text:style-name="Source_20_Text">wlp3s0</text:span> started failing with <text:span text:style-name="Strong_20_Emphasis">“No such device”</text:span> </text:p>
        </text:list-item>
        <text:list-item>
          <text:p text:style-name="P8">and the last line shows you are currently back in <text:span text:style-name="Strong_20_Emphasis">Managed</text:span> mode, <text:span text:style-name="Strong_20_Emphasis">not associated</text:span>, so you are <text:span text:style-name="Strong_20_Emphasis">not in monitor mode now</text:span> </text:p>
        </text:list-item>
      </text:list>
      <text:p text:style-name="Text_20_body">So the right move is:</text:p>
      <text:p text:style-name="Text_20_body"><text:span text:style-name="Strong_20_Emphasis">stop changing mode/channel for a moment and first discover the real current interface state again.</text:span></text:p>
      <text:h text:style-name="Heading_20_2" text:outline-level="2">Run these exact commands now</text:h>
      <text:section text:style-name="Sect2" text:name="code-block-viewer">
        <text:p text:style-name="P1"><text:span text:style-name="Source_20_Text">iw dev</text:span></text:p>
        <text:p text:style-name="Preformatted_20_Text"><text:span text:style-name="Source_20_Text">ip link</text:span></text:p>
        <text:p text:style-name="Preformatted_20_Text"><text:span text:style-name="Source_20_Text">lsmod | grep -E 'iwlwifi|iwldvm|mac80211'</text:span></text:p>
        <text:p text:style-name="Preformatted_20_Text"><text:span text:style-name="Source_20_Text">rfkill list</text:span></text:p>
        <text:p text:style-name="P3"><text:soft-page-break/><text:span text:style-name="Source_20_Text">dmesg | tail -n 50</text:span></text:p>
      </text:section>
      <text:h text:style-name="Heading_20_2" text:outline-level="2">Why these matter</text:h>
      <text:list text:style-name="L3">
        <text:list-item>
          <text:p text:style-name="P11"><text:span text:style-name="Source_20_Text">iw dev</text:span> → tells us the <text:span text:style-name="Strong_20_Emphasis">real interface name now</text:span> </text:p>
        </text:list-item>
        <text:list-item>
          <text:p text:style-name="P11"><text:span text:style-name="Source_20_Text">ip link</text:span> → shows whether it exists and is up/down </text:p>
        </text:list-item>
        <text:list-item>
          <text:p text:style-name="P11"><text:span text:style-name="Source_20_Text">lsmod</text:span> → confirms the wireless modules are loaded </text:p>
        </text:list-item>
        <text:list-item>
          <text:p text:style-name="P11"><text:span text:style-name="Source_20_Text">rfkill list</text:span> → checks whether Wi-Fi is blocked </text:p>
        </text:list-item>
        <text:list-item>
          <text:p text:style-name="P10"><text:span text:style-name="Source_20_Text">dmesg</text:span> → shows whether the driver renamed the interface again or failed to initialize </text:p>
        </text:list-item>
      </text:list>
      <text:h text:style-name="Heading_20_2" text:outline-level="2">My current best guess</text:h>
      <text:p text:style-name="Text_20_body">Most likely, after the reload:</text:p>
      <text:list text:style-name="L4">
        <text:list-item>
          <text:p text:style-name="P13">the interface came back as <text:span text:style-name="Strong_20_Emphasis"><text:span text:style-name="Source_20_Text">wlan0</text:span></text:span> temporarily or got recreated differently </text:p>
        </text:list-item>
        <text:list-item>
          <text:p text:style-name="P13">but you kept sending commands to <text:span text:style-name="Strong_20_Emphasis"><text:span text:style-name="Source_20_Text">wlp3s0</text:span></text:span> </text:p>
        </text:list-item>
        <text:list-item>
          <text:p text:style-name="P12">so the monitor/channel commands missed the actual device </text:p>
        </text:list-item>
      </text:list>
      <text:p text:style-name="Text_20_body">That matches the guide’s logic too: before monitor-mode work, you must verify the <text:span text:style-name="Strong_20_Emphasis">current interface name</text:span> first. </text:p>
      <text:h text:style-name="Heading_20_2" text:outline-level="2">One small thing to install now</text:h>
      <text:p text:style-name="Text_20_body">Your old script complained that <text:span text:style-name="Source_20_Text">ifconfig</text:span> was missing. Install it now:</text:p>
      <text:section text:style-name="Sect2" text:name="Section1">
        <text:p text:style-name="P2"><text:bookmark text:name="code-block-viewer"/><text:span text:style-name="Source_20_Text">sudo apt-get install net-tools</text:span></text:p>
      </text:section>
      <text:p text:style-name="Text_20_body">That will help the old CSI scripts behave better.</text:p>
      <text:h text:style-name="Heading_20_2" text:outline-level="2">Do not run more of these yet</text:h>
      <text:p text:style-name="Text_20_body">Do <text:span text:style-name="Strong_20_Emphasis">not</text:span> run more:</text:p>
      <text:section text:style-name="Sect2" text:name="Section2">
        <text:p text:style-name="P1"><text:bookmark text:name="code-block-viewer Copy 1"/><text:span text:style-name="Source_20_Text">sudo iw dev wlp3s0 set ...</text:span></text:p>
        <text:p text:style-name="P3"><text:span text:style-name="Source_20_Text">sudo ip link set wlp3s0 ...</text:span></text:p>
      </text:section>
      <text:p text:style-name="Text_20_body">until we see what <text:span text:style-name="Source_20_Text">iw dev</text:span> says the interface really is now.</text:p>
      <text:p text:style-name="Text_20_body">Paste the output of these 5 commands, and I’ll give you the exact next command using the correct interface name.</text:p>
      <text:p text:style-name="P7">Pasted text.txt</text:p>
      <text:p text:style-name="Text_20_body">Document</text:p>
      <text:p text:style-name="Text_20_body">Now the picture is clear.</text:p>
      <text:p text:style-name="Text_20_body">Your <text:span text:style-name="Strong_20_Emphasis">driver path is alive</text:span>, but your <text:span text:style-name="Strong_20_Emphasis">receiver is not in collection state yet</text:span>.</text:p>
      <text:p text:style-name="Text_20_body">What your logs show:</text:p>
      <text:list text:style-name="L5">
        <text:list-item>
          <text:p text:style-name="P15"><text:span text:style-name="Source_20_Text">iw dev</text:span> shows <text:span text:style-name="Source_20_Text">wlp3s0</text:span> exists, but it is currently <text:span text:style-name="Strong_20_Emphasis">type managed</text:span> and <text:span text:style-name="Source_20_Text">ip link</text:span> shows it is <text:span text:style-name="Strong_20_Emphasis">DOWN</text:span>. </text:p>
        </text:list-item>
        <text:list-item>
          <text:p text:style-name="P15"><text:soft-page-break/>The modules are loaded: <text:span text:style-name="Source_20_Text">iwldvm</text:span>, <text:span text:style-name="Source_20_Text">iwlwifi</text:span>, and <text:span text:style-name="Source_20_Text">mac80211</text:span>. </text:p>
        </text:list-item>
        <text:list-item>
          <text:p text:style-name="P15"><text:span text:style-name="Source_20_Text">rfkill</text:span> is clean, so the card is <text:span text:style-name="Strong_20_Emphasis">not blocked</text:span>. </text:p>
        </text:list-item>
        <text:list-item>
          <text:p text:style-name="P14"><text:span text:style-name="Source_20_Text">dmesg</text:span> repeatedly shows <text:span text:style-name="Source_20_Text">loaded firmware version 8.24.2.12 op_mode iwldvm</text:span>, <text:span text:style-name="Source_20_Text">connector callback registered</text:span>, and <text:span text:style-name="Source_20_Text">wlp3s0 renamed from wlan0</text:span>, which means the CSI-aware driver reload basically worked. </text:p>
        </text:list-item>
      </text:list>
      <text:p text:style-name="Text_20_body">So the problem is <text:span text:style-name="Strong_20_Emphasis">not</text:span> “driver install failed.”</text:p>
      <text:p text:style-name="Text_20_body">The problem is:</text:p>
      <text:list text:style-name="L6">
        <text:list-item>
          <text:p text:style-name="P17">the interface fell back to <text:span text:style-name="Strong_20_Emphasis">managed mode</text:span> </text:p>
        </text:list-item>
        <text:list-item>
          <text:p text:style-name="P17">it is <text:span text:style-name="Strong_20_Emphasis">down</text:span> </text:p>
        </text:list-item>
        <text:list-item>
          <text:p text:style-name="P16">so <text:span text:style-name="Source_20_Text">log_to_file</text:span> has no packets to capture </text:p>
        </text:list-item>
      </text:list>
      <text:p text:style-name="Text_20_body">Your guide says the receiver should be put into <text:span text:style-name="Strong_20_Emphasis">monitor mode</text:span>, then checked with <text:span text:style-name="Source_20_Text">iw dev "$IFACE" info</text:span> and <text:span text:style-name="Source_20_Text">iwconfig "$IFACE"</text:span>, and for real collection the setup should use a <text:span text:style-name="Strong_20_Emphasis">second Linux transmitter</text:span> sending controlled packets. </text:p>
      <text:h text:style-name="Heading_20_2" text:outline-level="2">What to do next</text:h>
      <text:p text:style-name="Text_20_body">Do this in order.</text:p>
      <text:h text:style-name="Heading_20_3" text:outline-level="3">1. Install the old tool the script expects</text:h>
      <text:p text:style-name="Text_20_body">Your earlier script failed on <text:span text:style-name="Source_20_Text">ifconfig: command not found</text:span>, so fix that first:</text:p>
      <text:section text:style-name="Sect2" text:name="Section3">
        <text:p text:style-name="P2"><text:bookmark text:name="code-block-viewer Copy 2"/><text:span text:style-name="Source_20_Text">sudo apt-get install net-tools</text:span></text:p>
      </text:section>
      <text:h text:style-name="Heading_20_3" text:outline-level="3">2. Do a clean reload, then re-detect the interface name</text:h>
      <text:p text:style-name="Text_20_body">Run these one by one:</text:p>
      <text:section text:style-name="Sect2" text:name="Section4">
        <text:p text:style-name="P1"><text:bookmark text:name="code-block-viewer Copy 3"/><text:span text:style-name="Source_20_Text">sudo pkill -f log_to_file || true</text:span></text:p>
        <text:p text:style-name="Preformatted_20_Text"><text:span text:style-name="Source_20_Text">export IFACE=$(iw dev | awk '$1=="Interface"{print $2; exit}')</text:span></text:p>
        <text:p text:style-name="Preformatted_20_Text"><text:span text:style-name="Source_20_Text">echo "$IFACE"</text:span></text:p>
        <text:p text:style-name="Preformatted_20_Text"><text:span text:style-name="Source_20_Text">sudo ip link set "$IFACE" down || true</text:span></text:p>
        <text:p text:style-name="Preformatted_20_Text"><text:span text:style-name="Source_20_Text">sudo modprobe -r iwldvm || true</text:span></text:p>
        <text:p text:style-name="Preformatted_20_Text"><text:span text:style-name="Source_20_Text">sudo modprobe -r iwlwifi || true</text:span></text:p>
        <text:p text:style-name="Preformatted_20_Text"><text:span text:style-name="Source_20_Text">sudo modprobe -r mac80211 || true</text:span></text:p>
        <text:p text:style-name="Preformatted_20_Text"><text:span text:style-name="Source_20_Text">sudo modprobe iwlwifi connector_log=0x1</text:span></text:p>
        <text:p text:style-name="Preformatted_20_Text"><text:span text:style-name="Source_20_Text">export IFACE=$(iw dev | awk '$1=="Interface"{print $2; exit}')</text:span></text:p>
        <text:p text:style-name="Preformatted_20_Text"><text:span text:style-name="Source_20_Text">echo "$IFACE"</text:span></text:p>
        <text:p text:style-name="Preformatted_20_Text"><text:span text:style-name="Source_20_Text">iw dev</text:span></text:p>
        <text:p text:style-name="P3"><text:span text:style-name="Source_20_Text">ip link show "$IFACE"</text:span></text:p>
      </text:section>
      <text:h text:style-name="Heading_20_3" text:outline-level="3">3. Re-run the receiver monitor-mode script</text:h>
      <text:p text:style-name="Text_20_body">Now do:</text:p>
      <text:section text:style-name="Sect2" text:name="Section5">
        <text:p text:style-name="P1"><text:bookmark text:name="code-block-viewer Copy 4"/><text:span text:style-name="Source_20_Text">cd ~/linux-80211n-csitool-supplementary/injection</text:span></text:p>
        <text:p text:style-name="P3"><text:span text:style-name="Source_20_Text">sudo ./setup_monitor_csi.sh 6 HT20</text:span></text:p>
      </text:section>
      <text:p text:style-name="Text_20_body">Then check:</text:p>
      <text:section text:style-name="Sect2" text:name="Section6">
        <text:p text:style-name="P1"><text:bookmark text:name="code-block-viewer Copy 5"/><text:span text:style-name="Source_20_Text">iw dev "$IFACE" info</text:span></text:p>
        <text:p text:style-name="P3"><text:span text:style-name="Source_20_Text">iwconfig "$IFACE"</text:span></text:p>
      </text:section>
      <text:p text:style-name="Text_20_body"><text:soft-page-break/>What you want:</text:p>
      <text:list text:style-name="L7">
        <text:list-item>
          <text:p text:style-name="P19"><text:span text:style-name="Source_20_Text">type monitor</text:span> </text:p>
        </text:list-item>
        <text:list-item>
          <text:p text:style-name="P19">channel <text:span text:style-name="Strong_20_Emphasis">6</text:span> </text:p>
        </text:list-item>
        <text:list-item>
          <text:p text:style-name="P18"><text:span text:style-name="Strong_20_Emphasis">HT20</text:span> </text:p>
        </text:list-item>
      </text:list>
      <text:p text:style-name="Text_20_body">That matches the receiver monitor-mode step in your guide. </text:p>
      <text:h text:style-name="Heading_20_3" text:outline-level="3">4. Only after that, lock the monitor rate</text:h>
      <text:p text:style-name="Text_20_body">If monitor mode looks correct:</text:p>
      <text:section text:style-name="Sect2" text:name="Section7">
        <text:p text:style-name="P1"><text:bookmark text:name="code-block-viewer Copy 6"/><text:span text:style-name="Source_20_Text">mount | grep debugfs || sudo mount -t debugfs none /sys/kernel/debug</text:span></text:p>
        <text:p text:style-name="Preformatted_20_Text"><text:span text:style-name="Source_20_Text">echo 0x1c113 | sudo tee /sys/kernel/debug/ieee80211/phy0/iwlwifi/iwldvm/debug/monitor_tx_rate</text:span></text:p>
        <text:p text:style-name="P3"><text:span text:style-name="Source_20_Text">cat /sys/kernel/debug/ieee80211/phy0/iwlwifi/iwldvm/debug/monitor_tx_rate</text:span></text:p>
      </text:section>
      <text:h text:style-name="Heading_20_3" text:outline-level="3">5. Then start logging again</text:h>
      <text:section text:style-name="Sect2" text:name="Section8">
        <text:p text:style-name="P1"><text:bookmark text:name="code-block-viewer Copy 7"/><text:span text:style-name="Source_20_Text">mkdir -p ~/csi_sessions/test01</text:span></text:p>
        <text:p text:style-name="Preformatted_20_Text"><text:span text:style-name="Source_20_Text">cd ~/linux-80211n-csitool-supplementary/netlink</text:span></text:p>
        <text:p text:style-name="P3"><text:span text:style-name="Source_20_Text">sudo ./log_to_file ~/csi_sessions/test01/session_raw.csi.dat</text:span></text:p>
      </text:section>
      <text:h text:style-name="Heading_20_3" text:outline-level="3">6. Very important</text:h>
      <text:p text:style-name="Text_20_body">Even if the receiver is perfect, the file still will <text:span text:style-name="Strong_20_Emphasis">not grow</text:span> until you provide packets.</text:p>
      <text:p text:style-name="Text_20_body">Your guide is explicit:</text:p>
      <text:list text:style-name="L8">
        <text:list-item>
          <text:p text:style-name="P21">for a quick smoke test, use a compatible open 802.11n HT network </text:p>
        </text:list-item>
        <text:list-item>
          <text:p text:style-name="P20">for serious experiments, use a <text:span text:style-name="Strong_20_Emphasis">second Linux transmitter</text:span> in inject mode and send packets with <text:span text:style-name="Source_20_Text">random_packets</text:span> </text:p>
        </text:list-item>
      </text:list>
      <text:p text:style-name="Text_20_body">So if your transmitter machine is not ready yet, the receiver log staying empty is expected.</text:p>
      <text:h text:style-name="Heading_20_2" text:outline-level="2">The simplest summary</text:h>
      <text:p text:style-name="Text_20_body">You are <text:span text:style-name="Strong_20_Emphasis">close</text:span>.</text:p>
      <text:list text:style-name="L9">
        <text:list-item>
          <text:p text:style-name="P23">Kernel lock: done </text:p>
        </text:list-item>
        <text:list-item>
          <text:p text:style-name="P23">Modified driver: looks loaded </text:p>
        </text:list-item>
        <text:list-item>
          <text:p text:style-name="P23">Firmware/logger: done </text:p>
        </text:list-item>
        <text:list-item>
          <text:p text:style-name="P23">Current blocker: receiver is back in <text:span text:style-name="Strong_20_Emphasis">managed/down</text:span> </text:p>
        </text:list-item>
        <text:list-item>
          <text:p text:style-name="P22">Next move: install <text:span text:style-name="Source_20_Text">net-tools</text:span>, clean reload, rerun <text:span text:style-name="Source_20_Text">setup_monitor_csi.sh 6 HT20</text:span>, verify monitor mode, then use the transmitter </text:p>
        </text:list-item>
      </text:list>
      <text:p text:style-name="Text_20_body">Send me the outputs of these four commands next:</text:p>
      <text:section text:style-name="Sect2" text:name="Section9">
        <text:p text:style-name="P1"><text:bookmark text:name="code-block-viewer Copy 8"/><text:span text:style-name="Source_20_Text">iw dev</text:span></text:p>
        <text:p text:style-name="Preformatted_20_Text"><text:span text:style-name="Source_20_Text">ip link show "$IFACE"</text:span></text:p>
        <text:p text:style-name="Preformatted_20_Text"><text:span text:style-name="Source_20_Text">iw dev "$IFACE" info</text:span></text:p>
        <text:p text:style-name="P3"><text:span text:style-name="Source_20_Text">iwconfig "$IFACE"</text:span></text:p>
      </text:section>
      <text:p text:style-name="Text_20_body">after you run the clean reload + <text:span text:style-name="Source_20_Text">setup_monitor_csi.sh</text:span> sequence.</text:p>
      <text:section text:style-name="Sect1" text:name="_r_acv_">
        <text:p text:style-name="P24"><text:soft-page-break/>baymax@baymax-Vostro-3888:~/linux-80211n-csitool-supplementary/injection$ sudo pkill -f log_to_file || true baymax@baymax-Vostro-3888:~/linux-80211n-csitool-supplementary/injection$ baymax@baymax-Vostro-3888:~/linux-80211n-csitool-supplementary/injection$ export IFACE=$(iw dev | awk '$1=="Interface"{print $2; exit}') baymax@baymax-Vostro-3888:~/linux-80211n-csitool-supplementary/injection$ echo "$IFACE" wlp3s0 baymax@baymax-Vostro-3888:~/linux-80211n-csitool-supplementary/injection$ baymax@baymax-Vostro-3888:~/linux-80211n-csitool-supplementary/injection$ sudo ip link set "$IFACE" down || true baymax@baymax-Vostro-3888:~/linux-80211n-csitool-supplementary/injection$ sudo modprobe -r iwldvm || true baymax@baymax-Vostro-3888:~/linux-80211n-csitool-supplementary/injection$ sudo modprobe -r iwlwifi || true rmmod: ERROR: missing module name. modprobe: FATAL: Error running remove command for iwlwifi baymax@baymax-Vostro-3888:~/linux-80211n-csitool-supplementary/injection$ sudo modprobe -r mac80211 || true baymax@baymax-Vostro-3888:~/linux-80211n-csitool-supplementary/injection$ baymax@baymax-Vostro-3888:~/linux-80211n-csitool-supplementary/injection$ sudo modprobe iwlwifi connector_log=0x1 baymax@baymax-Vostro-3888:~/linux-80211n-csitool-supplementary/injection$ baymax@baymax-Vostro-3888:~/linux-80211n-csitool-supplementary/injection$ export IFACE=$(iw dev | awk '$1=="Interface"{print $2; exit}') baymax@baymax-Vostro-3888:~/linux-80211n-csitool-supplementary/injection$ echo "$IFACE" baymax@baymax-Vostro-3888:~/linux-80211n-csitool-supplementary/injection$ iw dev baymax@baymax-Vostro-3888:~/linux-80211n-csitool-supplementary/injection$ ip link show "$IFACE" Usage: ip link add [link DEV] [ name ] NAME [ txqueuelen PACKETS ] [ address LLADDR ] [ broadcast LLADDR ] [ mtu MTU ] [index IDX ] [ numtxqueues QUEUE_COUNT ] [ numrxqueues QUEUE_COUNT ] type TYPE [ ARGS ] ip link delete { DEVICE | dev DEVICE | group DEVGROUP } type TYPE [ ARGS ] ip link set { DEVICE | dev DEVICE | group DEVGROUP } [ { up | down } ] [ type TYPE ARGS ] [ arp { on | off } ] [ dynamic { on | off } ] [ multicast { on | off } ] [ allmulticast { on | off } ] [ promisc { on | off } ] [ trailers { on | off } ] [ carrier { on | off } ] [ txqueuelen PACKETS ] [ name NEWNAME ] [ address LLADDR ] [ broadcast LLADDR ] [ mtu MTU ] [ netns { PID | NAME } ] [ link-netnsid ID ] [ alias NAME ] [ vf NUM [ mac LLADDR ] [ vlan VLANID [ qos VLAN-QOS ] [ proto VLAN-PROTO ] ] [ rate TXRATE ] [ max_tx_rate TXRATE ] [ min_tx_rate TXRATE ] [ spoofchk { on | off} ] [ query_rss { on | off} ] [ state { auto | enable | disable} ] ] [ trust { on | off} ] ] [ node_guid { eui64 } ] [ port_guid { eui64 } ] [ xdp { off | object FILE [ section NAME ] [ verbose ] | pinned FILE } ] [ master DEVICE ][ vrf NAME ] [ nomaster ] [ addrgenmode { eui64 | none | stable_secret | random } ] [ protodown { on | off } ] ip link show [ DEVICE | group GROUP ] [up] [master DEV] [vrf NAME] [type TYPE] ip link xstats type TYPE [ ARGS ] ip link afstats [ dev DEVICE ] ip link help [ TYPE ] TYPE := { vlan | veth | vcan | vxcan | dummy | ifb | macvlan | macvtap | bridge | bond | team | ipoib | ip6tnl | ipip | sit | vxlan | gre | gretap | erspan | ip6gre | ip6gretap | ip6erspan | vti | nlmon | team_slave | bond_slave | ipvlan | geneve | bridge_slave | vrf | macsec } baymax@baymax-Vostro-3888:~/linux-80211n-csitool-supplementary/injection$ </text:p>
      </text:section>
      <text:p text:style-name="Text_20_body">You hit one specific issue here:</text:p>
      <text:p text:style-name="Text_20_body">After <text:span text:style-name="Source_20_Text">sudo modprobe iwlwifi connector_log=0x1</text:span>, the Wi-Fi interface did <text:span text:style-name="Strong_20_Emphasis">not come back yet</text:span>, so this line:</text:p>
      <text:section text:style-name="Sect2" text:name="Section10">
        <text:p text:style-name="P2"><text:bookmark text:name="code-block-viewer Copy 9"/><text:span text:style-name="Source_20_Text">export IFACE=$(iw dev | awk '$1=="Interface"{print $2; exit}')</text:span></text:p>
      </text:section>
      <text:p text:style-name="Text_20_body">set <text:span text:style-name="Source_20_Text">IFACE</text:span> to <text:span text:style-name="Strong_20_Emphasis">empty</text:span>. That is why:</text:p>
      <text:list text:style-name="L10">
        <text:list-item>
          <text:p text:style-name="P26"><text:soft-page-break/><text:span text:style-name="Source_20_Text">echo "$IFACE"</text:span> printed nothing </text:p>
        </text:list-item>
        <text:list-item>
          <text:p text:style-name="P26"><text:span text:style-name="Source_20_Text">iw dev</text:span> showed nothing </text:p>
        </text:list-item>
        <text:list-item>
          <text:p text:style-name="P25"><text:span text:style-name="Source_20_Text">ip link show "$IFACE"</text:span> printed the <text:span text:style-name="Source_20_Text">ip</text:span> help text, because it got a blank device name </text:p>
        </text:list-item>
      </text:list>
      <text:p text:style-name="Text_20_body">So the mistake is <text:span text:style-name="Strong_20_Emphasis">not</text:span> that you broke the setup.<text:line-break/>The mistake is just that the script continued <text:span text:style-name="Strong_20_Emphasis">before the interface reappeared</text:span>.</text:p>
      <text:h text:style-name="Heading_20_2" text:outline-level="2">Do this exact recovery now</text:h>
      <text:p text:style-name="Text_20_body">Run these commands one by one:</text:p>
      <text:section text:style-name="Sect2" text:name="Section11">
        <text:p text:style-name="P1"><text:bookmark text:name="code-block-viewer Copy 10"/><text:span text:style-name="Source_20_Text">sudo modprobe iwlwifi connector_log=0x1</text:span></text:p>
        <text:p text:style-name="Preformatted_20_Text"><text:span text:style-name="Source_20_Text">sleep 3</text:span></text:p>
        <text:p text:style-name="Preformatted_20_Text"><text:span text:style-name="Source_20_Text">dmesg | tail -n 50</text:span></text:p>
        <text:p text:style-name="Preformatted_20_Text"><text:span text:style-name="Source_20_Text">iw dev</text:span></text:p>
        <text:p text:style-name="P3"><text:span text:style-name="Source_20_Text">ip link</text:span></text:p>
      </text:section>
      <text:h text:style-name="Heading_20_2" text:outline-level="2">What to look for</text:h>
      <text:p text:style-name="Text_20_body">You want <text:span text:style-name="Source_20_Text">iw dev</text:span> to show an interface again, most likely:</text:p>
      <text:section text:style-name="Sect2" text:name="Section12">
        <text:p text:style-name="P2"><text:bookmark text:name="code-block-viewer Copy 11"/><text:span text:style-name="Source_20_Text">Interface wlp3s0</text:span></text:p>
      </text:section>
      <text:p text:style-name="Text_20_body">If that appears, then run:</text:p>
      <text:section text:style-name="Sect2" text:name="Section13">
        <text:p text:style-name="P1"><text:bookmark text:name="code-block-viewer Copy 12"/><text:span text:style-name="Source_20_Text">export IFACE=$(iw dev | awk '$1=="Interface"{print $2; exit}')</text:span></text:p>
        <text:p text:style-name="P3"><text:span text:style-name="Source_20_Text">echo "$IFACE"</text:span></text:p>
      </text:section>
      <text:p text:style-name="Text_20_body">It should now print <text:span text:style-name="Source_20_Text">wlp3s0</text:span>.</text:p>
      <text:h text:style-name="Heading_20_2" text:outline-level="2">Then do this</text:h>
      <text:section text:style-name="Sect2" text:name="Section14">
        <text:p text:style-name="P1"><text:bookmark text:name="code-block-viewer Copy 13"/><text:span text:style-name="Source_20_Text">sudo ip link set "$IFACE" down</text:span></text:p>
        <text:p text:style-name="Preformatted_20_Text"><text:span text:style-name="Source_20_Text">sudo iw dev "$IFACE" set type monitor</text:span></text:p>
        <text:p text:style-name="Preformatted_20_Text"><text:span text:style-name="Source_20_Text">sudo iw dev "$IFACE" set channel 6 HT20</text:span></text:p>
        <text:p text:style-name="Preformatted_20_Text"><text:span text:style-name="Source_20_Text">sudo ip link set "$IFACE" up</text:span></text:p>
        <text:p text:style-name="Preformatted_20_Text"><text:span text:style-name="Source_20_Text">iw dev "$IFACE" info</text:span></text:p>
        <text:p text:style-name="P3"><text:span text:style-name="Source_20_Text">iwconfig "$IFACE"</text:span></text:p>
      </text:section>
      <text:h text:style-name="Heading_20_2" text:outline-level="2">What you want at the end</text:h>
      <text:p text:style-name="Text_20_body">You want to see:</text:p>
      <text:list text:style-name="L11">
        <text:list-item>
          <text:p text:style-name="P28"><text:span text:style-name="Source_20_Text">type monitor</text:span> </text:p>
        </text:list-item>
        <text:list-item>
          <text:p text:style-name="P28">channel <text:span text:style-name="Source_20_Text">6</text:span> </text:p>
        </text:list-item>
        <text:list-item>
          <text:p text:style-name="P27"><text:span text:style-name="Source_20_Text">HT20</text:span> </text:p>
        </text:list-item>
      </text:list>
      <text:p text:style-name="Text_20_body">That is the receiver state your guide is aiming for before logging and transmitter-side packet injection. </text:p>
      <text:h text:style-name="Heading_20_2" text:outline-level="2"><text:soft-page-break/>Very important rule from now on</text:h>
      <text:p text:style-name="Text_20_body">Each time you reload the driver, <text:span text:style-name="Strong_20_Emphasis">first check </text:span><text:span text:style-name="Strong_20_Emphasis"><text:span text:style-name="Source_20_Text">iw dev</text:span></text:span><text:span text:style-name="Strong_20_Emphasis"> again</text:span>.<text:line-break/>Do <text:span text:style-name="Strong_20_Emphasis">not</text:span> assume the interface is already back.</text:p>
      <text:p text:style-name="Text_20_body">Right now, please paste the output of just these two commands after you run them:</text:p>
      <text:section text:style-name="Sect2" text:name="Section15">
        <text:p text:style-name="P1"><text:bookmark text:name="code-block-viewer Copy 14"/><text:span text:style-name="Source_20_Text">dmesg | tail -n 50</text:span></text:p>
        <text:p text:style-name="P3"><text:span text:style-name="Source_20_Text">iw dev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43:46.165391665</meta:creation-date>
    <dc:date>2026-05-13T09:44:07.948848118</dc:date>
    <meta:editing-duration>PT21S</meta:editing-duration>
    <meta:editing-cycles>1</meta:editing-cycles>
    <meta:generator>LibreOffice/24.2.7.2$Linux_X86_64 LibreOffice_project/420$Build-2</meta:generator>
    <meta:document-statistic meta:table-count="0" meta:image-count="12" meta:object-count="0" meta:page-count="16" meta:paragraph-count="178" meta:word-count="1697" meta:character-count="10436" meta:non-whitespace-character-count="8899"/>
  </office:meta>
</office:document-meta>
</file>